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0a6a5b" style:font-size-asian="12pt" style:font-size-complex="12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a6a5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a6a5b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4c97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0de332" officeooo:paragraph-rsid="0004c97a" style:font-size-asian="11pt" style:font-size-complex="11pt"/>
    </style:style>
    <style:style style:name="P6" style:family="paragraph" style:parent-style-name="Standard">
      <style:text-properties style:font-name="arial" fo:font-size="14pt" style:text-underline-style="none" officeooo:paragraph-rsid="000a6a5b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9pt" officeooo:paragraph-rsid="0006b8e4" style:font-size-asian="9pt" style:font-size-complex="9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officeooo:paragraph-rsid="0004c97a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UrbanBody">
      <style:paragraph-properties fo:text-align="start" style:justify-single-word="false"/>
      <style:text-properties style:use-window-font-color="true" style:font-name="arial" fo:font-size="11pt" fo:font-weight="normal" officeooo:rsid="0016ef23" officeooo:paragraph-rsid="0004c97a" style:font-size-asian="11pt" style:font-weight-asian="normal" style:font-size-complex="11pt" style:font-weight-complex="normal"/>
    </style:style>
    <style:style style:name="P14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6a5b" style:font-size-asian="10pt" style:font-size-complex="10pt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/>
      <style:text-properties style:font-name="arial" fo:font-size="11pt" officeooo:rsid="0015e296" officeooo:paragraph-rsid="0004c97a" style:font-size-asian="11pt" style:font-size-complex="11pt"/>
    </style:style>
    <style:style style:name="P17" style:family="paragraph" style:parent-style-name="UrbanBody">
      <style:text-properties style:font-name="arial" fo:font-size="9pt" style:font-size-asian="9pt" style:font-size-complex="9pt"/>
    </style:style>
    <style:style style:name="P18" style:family="paragraph" style:parent-style-name="UrbanBody">
      <style:paragraph-properties fo:text-align="start" style:justify-single-word="false"/>
      <style:text-properties style:font-name="arial" fo:font-size="11pt" officeooo:paragraph-rsid="000a93f5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officeooo:rsid="0016ef23" style:font-weight-asian="normal" style:font-weight-complex="normal"/>
    </style:style>
    <style:style style:name="T6" style:family="text">
      <style:text-properties officeooo:rsid="00027bac"/>
    </style:style>
    <style:style style:name="T7" style:family="text">
      <style:text-properties officeooo:rsid="000de332"/>
    </style:style>
    <style:style style:name="T8" style:family="text">
      <style:text-properties officeooo:rsid="000302e8"/>
    </style:style>
    <style:style style:name="T9" style:family="text">
      <style:text-properties officeooo:rsid="001a2877" style:font-name-asian="Arial" style:font-name-complex="Arial"/>
    </style:style>
    <style:style style:name="T10" style:family="text">
      <style:text-properties officeooo:rsid="001e9f29" style:font-name-asian="Arial" style:font-name-complex="Arial"/>
    </style:style>
    <style:style style:name="T11" style:family="text">
      <style:text-properties officeooo:rsid="0004c97a" style:font-name-asian="Arial" style:font-name-complex="Arial"/>
    </style:style>
    <style:style style:name="T12" style:family="text">
      <style:text-properties officeooo:rsid="0007b581" style:font-name-asian="Arial" style:font-name-complex="Ari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1cd2b"/>
    </style:style>
    <style:style style:name="T15" style:family="text">
      <style:text-properties officeooo:rsid="0004ded4"/>
    </style:style>
    <style:style style:name="T16" style:family="text">
      <style:text-properties officeooo:rsid="00362119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"><text:span text:style-name="T1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0"><text:s/></text:span><text:span text:style-name="T19"><text:conditional-text text:condition="ooow:&quot;view.do_mailing()&quot;" text:string-value-if-true="&quot;mailed_data.name1&quot;" text:string-value-if-false="">mailed_data.name1</text:conditional-text></text:span><text:span text:style-name="T20"><text:s/></text:span><text:span text:style-name="T19"><text:conditional-text text:condition="ooow:&quot;view.do_mailing()&quot;" text:string-value-if-true="&quot;mailed_data.name2&quot;" text:string-value-if-false="">mailed_data.name2</text:conditional-text></text:span><text:span text:style-name="T20"><text:line-break/></text:span><text:span text:style-name="T19"><text:conditional-text text:condition="ooow:&quot;view.do_mailing()&quot;" text:string-value-if-true="&quot;mailed_data.street&quot;" text:string-value-if-false="">mailed_data.street</text:conditional-text></text:span><text:span text:style-name="T19">, </text:span><text:span text:style-name="T19"><text:conditional-text text:condition="ooow:&quot;view.do_mailing()&quot;" text:string-value-if-true="&quot;mailed_data.number&quot;" text:string-value-if-false="">mailed_data.number</text:conditional-text></text:span><text:span text:style-name="T20"><text:line-break/></text:span><text:span text:style-name="T19"><text:conditional-text text:condition="ooow:&quot;view.do_mailing()&quot;" text:string-value-if-true="&quot;mailed_data.zipcode&quot;" text:string-value-if-false="">mailed_data.zipcode</text:conditional-text></text:span><text:span text:style-name="T19"> </text:span><text:span text:style-name="T1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6"/>
      <text:p text:style-name="P14">Envoi d'un avis d<text:span text:style-name="T6">'annonce de projet</text:span> suite à une demande de permis <text:span text:style-name="T15">d’urbanisme</text:span> <text:span text:style-name="T15">public</text:span> suivant l'article <text:span text:style-name="T6">D.IV.22</text:span></text:p>
      <text:p text:style-name="P17"/>
      <text:p text:style-name="P17"/>
      <text:p text:style-name="P17"/>
      <text:p text:style-name="P7"><text:span text:style-name="T4">Références SPW - DGO4 :</text:span> <text:text-input text:description="Référence DGATLP">self.getReferenceDGATLP()</text:text-input></text:p>
      <text:p text:style-name="P9"/>
      <text:p text:style-name="P9"><office:annotation><dc:creator>Gauthier Bastien</dc:creator><dc:date>2011-02-16T16:12:24</dc:date><text:p text:style-name="P19"><text:span text:style-name="T24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3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text:s/>- <text:span text:style-name="T4">Situation :</text:span> <text:text-input text:description="Situation des travaux">self.getWorkLocationSignaletic()</text:text-input></text:p>
      <text:p text:style-name="P9"/>
      <text:p text:style-name="P2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10">Conformément au <text:span text:style-name="T6">Code du Développement Territorial</text:span>, le SPW – DG04 – Fonctionnaire Délégué nous a soumis, pour avis, votre dossier de demande de permis <text:span text:style-name="T15">d’urbanisme public</text:span>, relative à <text:text-input text:description="Objet des travaux">self.getLicenceSubject()</text:text-input>, sur un bien sis <text:text-input text:description="Situation des travaux">self.getWorkLocationSignaletic()</text:text-input>, cadastré <text:text-input text:description="Parcelles">self.getPortionOutsText()</text:text-input>.</text:p>
      <text:p text:style-name="P12"/>
      <text:p text:style-name="P4"><text:span text:style-name="T8">Ce projet nous oblige à procéder à une annonce de projet, selon les modalités définies aux articles D.VIII.6. et R.VIII.6-1. dudit code. N</text:span>ous vous demandons de bien vouloir placer ces documents, <text:span text:style-name="T7">sur le terrain à front de voirie et lisible à partir de celle-ci, le lendemain de la réception de l'accusé de réception visé à l'article D.IV.33. et pour une durée de trois semaines, </text:span><text:span text:style-name="T5">soit :</text:span></text:p>
      <text:p text:style-name="P13"><text:span text:style-name="T9">- </text:span><text:span text:style-name="T12">du </text:span><text:span text:style-name="T10"><text:text-input text:description="Date début d'enquête">event_view.display_date('investigationStart')</text:text-input></text:span><text:s/>au <text:span text:style-name="T10"><text:text-input text:description="Date fin d'enquête">event_view.display_date('investigationEnd')</text:text-input></text:span><text:span text:style-name="T10"><text:s/></text:span><text:span text:style-name="T11">inclus </text:span>(15 jours).</text:p>
      <text:p text:style-name="P11"/>
      <text:p text:style-name="P5">Le demandeur est responsable de l’affichage de l'avis sur son terrain et de son maintien en bon état pendant une période de trois semaines. <text:span text:style-name="T14">Nous vous demandons de respecter les dates d'affichage mentionnées sur la dite affiche.</text:span></text:p>
      <text:p text:style-name="P5"/>
      <text:p text:style-name="P16">De plus, nous souhaitons obtenir une photo de l'affiche placée par vos soins. Cette photo doit être envoyée au service Urbanisme – rue F. Lapierre 33 à Fléron ou par courriel sur <text:a xlink:type="simple" xlink:href="mailto:urbanisme@fleron.be" text:style-name="Internet_20_link" text:visited-style-name="Visited_20_Internet_20_Link"><text:span text:style-name="T13">urbanisme@fleron.be</text:span></text:a></text:p>
      <text:p text:style-name="P18"/>
      <text:p text:style-name="P18">Nous vous remercions pour votre compréhension et nous vous prions d'agréer, 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 nos salutations distinguées.</text:p>
      <text:p text:style-name="P10"/>
      <text:p text:style-name="P12"/>
      <text:p text:style-name="P9"><office:annotation><dc:creator>Gauthier Bastien</dc:creator><dc:date>2011-01-13T14:56:41</dc:date><text:p text:style-name="P19"><text:span text:style-name="T22">do text</text:span></text:p><text:p text:style-name="P19"><text:span text:style-name="T22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2:59.770180916</dc:date>
    <dc:language>fr-FR</dc:language>
    <meta:editing-cycles>92</meta:editing-cycles>
    <meta:editing-duration>P1DT7H57M7S</meta:editing-duration>
    <meta:document-statistic meta:table-count="1" meta:image-count="0" meta:object-count="0" meta:page-count="1" meta:paragraph-count="16" meta:word-count="273" meta:character-count="1993" meta:non-whitespace-character-count="1761"/>
    <meta:user-defined meta:name="Info 1"/>
    <meta:user-defined meta:name="Info 2"/>
    <meta:user-defined meta:name="Info 3"/>
    <meta:user-defined meta:name="Info 4"/>
  </office:meta>
</office:document-meta>
</file>